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bc63" officeooo:paragraph-rsid="0018bc6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bc63" officeooo:paragraph-rsid="001f9066" fo:background-color="transparent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18bc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0e18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2af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15de" officeooo:paragraph-rsid="002515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4798f" officeooo:paragraph-rsid="003479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5156c" officeooo:paragraph-rsid="0055156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55156c" officeooo:paragraph-rsid="0057131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56a37b" officeooo:paragraph-rsid="0055156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56a37b" officeooo:paragraph-rsid="0057131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6320e3" officeooo:paragraph-rsid="0057131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bc63" officeooo:paragraph-rsid="0018bc63" fo:background-color="#fff20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1fd9c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0e189" officeooo:paragraph-rsid="0020e189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36fa25" officeooo:paragraph-rsid="0036fa2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2646bb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55156c" officeooo:paragraph-rsid="0055156c"/>
    </style:style>
    <style:style style:name="P22" style:family="paragraph" style:parent-style-name="Standard">
      <style:paragraph-properties fo:text-align="start" style:justify-single-word="false"/>
      <style:text-properties officeooo:rsid="0055156c" officeooo:paragraph-rsid="00571318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fo:background-color="transparent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fo:background-color="transparent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bold" officeooo:rsid="001f9066" officeooo:paragraph-rsid="001f9066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bold" officeooo:rsid="0020e189" officeooo:paragraph-rsid="0020e189" style:font-size-asian="10.5pt" style:font-weight-asian="bold" style:font-size-complex="12pt" style:font-weight-complex="bold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font-weight="bold" officeooo:rsid="002f91c9" officeooo:paragraph-rsid="0045409f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18bc63" officeooo:paragraph-rsid="001ac2de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font-weight="normal" officeooo:rsid="001aa442" officeooo:paragraph-rsid="00442f91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normal" officeooo:rsid="00442f91" officeooo:paragraph-rsid="00442f91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weight="normal" officeooo:rsid="0048c703" officeooo:paragraph-rsid="0048c703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444e7b" officeooo:paragraph-rsid="00444e7b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weight="normal" officeooo:rsid="004b27b8" officeooo:paragraph-rsid="004b27b8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1fd9cc" officeooo:paragraph-rsid="001fd9cc" style:font-size-asian="10.5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weight="normal" officeooo:rsid="0020e189" officeooo:paragraph-rsid="0020e189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weight="normal" officeooo:rsid="0022afb0" officeooo:paragraph-rsid="00542987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1" style:family="paragraph" style:parent-style-name="Standard" style:list-style-name="L13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fo:font-size="12pt" fo:font-weight="normal" officeooo:rsid="002767eb" officeooo:paragraph-rsid="0064a49d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fo:font-size="12pt" fo:font-weight="normal" officeooo:rsid="002b2566" officeooo:paragraph-rsid="0064a49d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2pt" fo:font-weight="normal" officeooo:rsid="0064a49d" officeooo:paragraph-rsid="0064a49d" style:font-size-asian="10.5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64a49d" style:font-size-asian="10.5pt" style:font-weight-asian="normal" style:font-size-complex="12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6320e3" style:font-size-asian="10.5pt" style:font-weight-asian="normal" style:font-size-complex="12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5906aa" style:font-size-asian="10.5pt" style:font-weight-asian="normal" style:font-size-complex="12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fo:font-size="12pt" fo:font-weight="normal" officeooo:rsid="005940ed" officeooo:paragraph-rsid="005940ed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size="12pt" fo:font-weight="normal" officeooo:rsid="005a5908" officeooo:paragraph-rsid="005a5908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font-size="12pt" fo:font-weight="normal" officeooo:rsid="0056a37b" officeooo:paragraph-rsid="0057131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5da54f" officeooo:paragraph-rsid="00571318" style:font-size-asian="10.5pt" style:font-weight-asian="normal" style:font-size-complex="12pt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fo:font-size="12pt" fo:font-weight="normal" officeooo:rsid="0034798f" officeooo:paragraph-rsid="0045409f" style:font-size-asian="10.5pt" style:font-weight-asian="normal" style:font-size-complex="12pt" style:font-weight-complex="normal"/>
    </style:style>
    <style:style style:name="P57" style:family="paragraph" style:parent-style-name="Standard" style:list-style-name="L10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58" style:family="paragraph" style:parent-style-name="Standard" style:list-style-name="L11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59" style:family="paragraph" style:parent-style-name="Standard" style:list-style-name="L12">
      <style:paragraph-properties fo:text-align="start" style:justify-single-word="false"/>
      <style:text-properties fo:font-size="12pt" fo:font-weight="normal" officeooo:rsid="002c66b6" officeooo:paragraph-rsid="002c66b6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officeooo:paragraph-rsid="0048c703"/>
    </style:style>
    <style:style style:name="P61" style:family="paragraph" style:parent-style-name="Standard" style:list-style-name="L4">
      <style:paragraph-properties fo:text-align="start" style:justify-single-word="false"/>
      <style:text-properties officeooo:paragraph-rsid="00383fe2"/>
    </style:style>
    <style:style style:name="P62" style:family="paragraph" style:parent-style-name="Standard" style:list-style-name="L7">
      <style:paragraph-properties fo:text-align="start" style:justify-single-word="false"/>
      <style:text-properties officeooo:paragraph-rsid="002c66b6"/>
    </style:style>
    <style:style style:name="P63" style:family="paragraph" style:parent-style-name="Standard" style:list-style-name="L8">
      <style:paragraph-properties fo:text-align="start" style:justify-single-word="false"/>
      <style:text-properties officeooo:paragraph-rsid="00571318"/>
    </style:style>
    <style:style style:name="P64" style:family="paragraph" style:parent-style-name="Standard" style:list-style-name="L9">
      <style:paragraph-properties fo:text-align="start" style:justify-single-word="false"/>
      <style:text-properties officeooo:paragraph-rsid="0045409f"/>
    </style:style>
    <style:style style:name="P65" style:family="paragraph" style:parent-style-name="Standard" style:list-style-name="L7">
      <style:paragraph-properties fo:text-align="start" style:justify-single-word="false"/>
      <style:text-properties officeooo:rsid="0055156c" officeooo:paragraph-rsid="0055156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767e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256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f91c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3101d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5409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42f9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44e7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8c70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48fb5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6a37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7131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5156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906a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da54f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ef965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19f2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320e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81ec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0cb7bc" style:font-size-asian="12pt" style:font-weight-asian="normal" style:font-size-complex="12pt" style:font-weight-complex="normal"/>
    </style:style>
    <style:style style:name="T21" style:family="text">
      <style:text-properties fo:font-size="12pt" fo:font-weight="bold" officeooo:rsid="000cb7bc" style:font-size-asian="12pt" style:font-weight-asian="bold" style:font-size-complex="12pt" style:font-weight-complex="bold"/>
    </style:style>
    <style:style style:name="T22" style:family="text">
      <style:text-properties fo:font-size="12pt" fo:font-weight="bold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2767eb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2c66b6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48c703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542987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56a37b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5da54f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5ef965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05f1939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6320e3" style:font-size-asian="10.5pt" style:font-weight-asian="bold" style:font-size-complex="12pt" style:font-weight-complex="bold"/>
    </style:style>
    <style:style style:name="T32" style:family="text">
      <style:text-properties officeooo:rsid="001ac2d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767eb" style:font-weight-asian="normal" style:font-weight-complex="normal"/>
    </style:style>
    <style:style style:name="T35" style:family="text">
      <style:text-properties fo:font-weight="normal" officeooo:rsid="003101da" style:font-weight-asian="normal" style:font-weight-complex="normal"/>
    </style:style>
    <style:style style:name="T36" style:family="text">
      <style:text-properties fo:font-weight="normal" officeooo:rsid="003dc4e5" style:font-weight-asian="normal" style:font-weight-complex="normal"/>
    </style:style>
    <style:style style:name="T37" style:family="text">
      <style:text-properties fo:font-weight="normal" officeooo:rsid="0045409f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515de" style:font-weight-asian="bold" style:font-weight-complex="bold"/>
    </style:style>
    <style:style style:name="T40" style:family="text">
      <style:text-properties fo:font-weight="bold" officeooo:rsid="002646bb" style:font-weight-asian="bold" style:font-weight-complex="bold"/>
    </style:style>
    <style:style style:name="T41" style:family="text">
      <style:text-properties fo:font-weight="bold" officeooo:rsid="002b2566" style:font-weight-asian="bold" style:font-weight-complex="bold"/>
    </style:style>
    <style:style style:name="T42" style:family="text">
      <style:text-properties fo:font-weight="bold" officeooo:rsid="0023fe47" style:font-weight-asian="bold" style:font-weight-complex="bold"/>
    </style:style>
    <style:style style:name="T43" style:family="text">
      <style:text-properties fo:font-weight="bold" officeooo:rsid="00442f91" style:font-weight-asian="bold" style:font-weight-complex="bold"/>
    </style:style>
    <style:style style:name="T44" style:family="text">
      <style:text-properties fo:font-weight="bold" officeooo:rsid="00444e7b" style:font-weight-asian="bold" style:font-weight-complex="bold"/>
    </style:style>
    <style:style style:name="T45" style:family="text">
      <style:text-properties fo:font-weight="bold" officeooo:rsid="00542987" style:font-weight-asian="bold" style:font-weight-complex="bold"/>
    </style:style>
    <style:style style:name="T46" style:family="text">
      <style:text-properties fo:font-weight="bold" officeooo:rsid="005bfec0" style:font-weight-asian="bold" style:font-weight-complex="bold"/>
    </style:style>
    <style:style style:name="T47" style:family="text">
      <style:text-properties officeooo:rsid="001c317b"/>
    </style:style>
    <style:style style:name="T48" style:family="text">
      <style:text-properties officeooo:rsid="0023fe47"/>
    </style:style>
    <style:style style:name="T49" style:family="text">
      <style:text-properties officeooo:rsid="002515de"/>
    </style:style>
    <style:style style:name="T50" style:family="text">
      <style:text-properties officeooo:rsid="002646bb"/>
    </style:style>
    <style:style style:name="T51" style:family="text">
      <style:text-properties officeooo:rsid="002b2566"/>
    </style:style>
    <style:style style:name="T52" style:family="text">
      <style:text-properties officeooo:rsid="002f91c9"/>
    </style:style>
    <style:style style:name="T53" style:family="text">
      <style:text-properties officeooo:rsid="003101da"/>
    </style:style>
    <style:style style:name="T54" style:family="text">
      <style:text-properties officeooo:rsid="0039839d"/>
    </style:style>
    <style:style style:name="T55" style:family="text">
      <style:text-properties officeooo:rsid="003fb5ff"/>
    </style:style>
    <style:style style:name="T56" style:family="text">
      <style:text-properties officeooo:rsid="00416a05"/>
    </style:style>
    <style:style style:name="T57" style:family="text">
      <style:text-properties officeooo:rsid="00442f91"/>
    </style:style>
    <style:style style:name="T58" style:family="text">
      <style:text-properties officeooo:rsid="00444e7b"/>
    </style:style>
    <style:style style:name="T59" style:family="text">
      <style:text-properties officeooo:rsid="0046eeed"/>
    </style:style>
    <style:style style:name="T60" style:family="text">
      <style:text-properties officeooo:rsid="0048c703"/>
    </style:style>
    <style:style style:name="T61" style:family="text">
      <style:text-properties officeooo:rsid="004a136e"/>
    </style:style>
    <style:style style:name="T62" style:family="text">
      <style:text-properties officeooo:rsid="00542987"/>
    </style:style>
    <style:style style:name="T63" style:family="text">
      <style:text-properties officeooo:rsid="0020e189"/>
    </style:style>
    <style:style style:name="T64" style:family="text">
      <style:text-properties officeooo:rsid="005bfec0"/>
    </style:style>
    <style:style style:name="T65" style:family="text">
      <style:text-properties officeooo:rsid="00619f2f"/>
    </style:style>
    <style:style style:name="T66" style:family="text">
      <style:text-properties officeooo:rsid="006320e3"/>
    </style:style>
    <style:style style:name="T67" style:family="text">
      <style:text-properties officeooo:rsid="0064a4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03cm" fo:text-indent="-0.635cm" fo:margin-left="7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38cm" fo:text-indent="-0.635cm" fo:margin-left="8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73cm" fo:text-indent="-0.635cm" fo:margin-left="8.973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4">TO-DO-LIST</text:span> PROGETTO </text:p>
      <text:p text:style-name="P20">– <text:span text:style-name="T50">FASE 1 –</text:span></text:p>
      <text:p text:style-name="P1"/>
      <text:list xml:id="list3604927362" text:style-name="L1">
        <text:list-item>
          <text:p text:style-name="P23">Documentazione: <text:span text:style-name="T33">Solitamente, chi produce un componente produce pure la documentazione correlata a quel componente.</text:span></text:p>
        </text:list-item>
      </text:list>
      <text:p text:style-name="P17"/>
      <text:p text:style-name="P17"/>
      <text:list xml:id="list115522522716101" text:continue-numbering="true" text:style-name="L1">
        <text:list-item>
          <text:p text:style-name="P24">Estrazione dei Dati:</text:p>
          <text:p text:style-name="P24"/>
        </text:list-item>
      </text:list>
      <text:list xml:id="list3642038519" text:style-name="L2">
        <text:list-item>
          <text:p text:style-name="P30">Creare una Classe <text:span text:style-name="T38">“JSON_Saver”</text:span> che <text:span text:style-name="T50">avrà un metodo </text:span><text:span text:style-name="T40">“save” </text:span><text:span text:style-name="T50">che </text:span>estrapola <text:span text:style-name="T57">determinati tipi di</text:span> <text:span text:style-name="T32">candele (volendo anche un solo tipo) di un determinato market </text:span><text:s/><text:span text:style-name="T32">(servendosi della classe Extractor) in un determinato intervallo di tempo (aiutarsi con la classe Time_Stamp_Converter per il timestamp) e le salva in una serie di file .json diversificati per tipo di candela.</text:span></text:p>
        </text:list-item>
      </text:list>
      <text:p text:style-name="P16"/>
      <text:p text:style-name="P16"/>
      <text:list xml:id="list115521207203223" text:continue-list="list115522522716101" text:style-name="L1">
        <text:list-item>
          <text:p text:style-name="P25"><text:span text:style-name="T32">R</text:span>efining dei Dati:</text:p>
          <text:p text:style-name="P25"/>
        </text:list-item>
      </text:list>
      <text:list xml:id="list2513786425" text:style-name="L3">
        <text:list-item>
          <text:p text:style-name="P31">Creare una classe <text:span text:style-name="T38">“Dataset_Maker”</text:span> che <text:span text:style-name="T49">avrà un metodo </text:span><text:span text:style-name="T40">extract </text:span><text:span text:style-name="T57">che prende in input il path di un file json ,che conterrà candele dello stesso tipo, estratte sfruttando la classe </text:span><text:span text:style-name="T43">“JSON_Saver”</text:span><text:span text:style-name="T57">.</text:span></text:p>
          <text:p text:style-name="P31"/>
          <text:p text:style-name="P32">A questo punto, il metodo <text:span text:style-name="T58">(partendo dal json, che poi sarà un dizionario) </text:span>dovrà creare esattamente 1 matrice e 1 Vettore: </text:p>
          <text:p text:style-name="P32"/>
          <text:p text:style-name="P60"><text:span text:style-name="T9">↔</text:span><text:span text:style-name="T25"> </text:span><text:span text:style-name="T9">L</text:span><text:span text:style-name="T7">a Matrice </text:span><text:span text:style-name="T8">è quella </text:span><text:span text:style-name="T7">delle Osservazioni (contenente tutti i </text:span><text:span text:style-name="T8">valori tranne quelli che appartengono al </text:span><text:span text:style-name="T7">Campo ClosePrice) </text:span><text:span text:style-name="T9">a cui è stato sottratto l’ultimo campo. </text:span></text:p>
          <text:p text:style-name="P33">(in sostanza, nella Matrice restano i seguenti campi: </text:p>
          <text:p text:style-name="P33">CloseTime, OpenPrice, HighPrice, LowPrice, Volume).</text:p>
          <text:p text:style-name="P33"/>
          <text:p text:style-name="P60"><text:span text:style-name="T25">↔</text:span><text:span text:style-name="T9"> I</text:span><text:span text:style-name="T7">l Vettore </text:span><text:span text:style-name="T8">è il Vettore </text:span><text:span text:style-name="T7">(Colonna) delle Etichette (Contenente esclusivamente tutti i valori del Campo ClosePrice).</text:span></text:p>
          <text:p text:style-name="P34"/>
          <text:p text:style-name="P34">A questo punto, il compito del metodo <text:span text:style-name="T38">extract</text:span> finisce scrivendo in un file .pkl (<text:span text:style-name="T47">sfruttando il modulo Python “cPickle”</text:span>) la Matrice delle Osservazioni e il Vettore delle <text:span text:style-name="T60">Etichette.</text:span></text:p>
          <text:p text:style-name="P34"/>
          <text:p text:style-name="P35">Nella buona sostanza, con <text:span text:style-name="T38">extract</text:span> abbiamo creato un Dataset.</text:p>
        </text:list-item>
      </text:list>
      <text:p text:style-name="P3"/>
      <text:list xml:id="list115521275573900" text:continue-list="list115521207203223" text:style-name="L1">
        <text:list-header>
          <text:p text:style-name="P26"/>
        </text:list-header>
        <text:list-item>
          <text:p text:style-name="P27">Cleaning dei Dati:</text:p>
          <text:p text:style-name="P36"/>
        </text:list-item>
      </text:list>
      <text:list xml:id="list510245538" text:style-name="L4">
        <text:list-item>
          <text:p text:style-name="P61"><text:span text:style-name="T20">Creare una classe </text:span><text:span text:style-name="T21">“Cleaner”</text:span><text:span text:style-name="T20"> che ha due metodi: features_scaling (si commenta da solo) e mean_normalization (si commenta da solo)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5521928625395" text:continue-list="list115521275573900" text:style-name="L1">
        <text:list-item>
          <text:p text:style-name="P28"><text:soft-page-break/>Learnig:</text:p>
          <text:p text:style-name="P28"/>
        </text:list-item>
      </text:list>
      <text:p text:style-name="P18"/>
      <text:list xml:id="list1590245471" text:style-name="L5">
        <text:list-item>
          <text:p text:style-name="P37">Creare una classe <text:span text:style-name="T38">“</text:span><text:span text:style-name="T42">Dataset_Splitter</text:span><text:span text:style-name="T38">”</text:span> che <text:span text:style-name="T49">ha un metodo </text:span><text:span text:style-name="T39">“split”</text:span><text:span text:style-name="T49"> che (a partire da un file .pkl di un tipo di candele creato con la classe </text:span><text:span text:style-name="T39">“</text:span><text:span text:style-name="T44">Datase_Maker”</text:span><text:span text:style-name="T62">) </text:span>si occupa ,in prima battuta, di suddividere <text:span text:style-name="T49">il</text:span> Dataset <text:span text:style-name="T49">in </text:span>Training-Set (70 %) <text:s/>e Test-Set (30 %). <text:s/></text:p>
          <text:p text:style-name="P37"/>
          <text:p text:style-name="P38"><text:span text:style-name="T63">In seconda battuta, </text:span>, quest<text:span text:style-name="T49">o metodo</text:span> dovrà scrivere in <text:span text:style-name="T48">2 file .pkl rispettivamente: il Training-Set e il Test-Set.</text:span></text:p>
        </text:list-item>
      </text:list>
      <text:p text:style-name="P6"/>
      <text:list xml:id="list115521140928606" text:continue-numbering="true" text:style-name="L5">
        <text:list-item>
          <text:p text:style-name="P39">Creare una classe <text:span text:style-name="T38">Curve</text:span> che ha metodi che disegnano rispettivamente i seguenti Grafici:</text:p>
          <text:p text:style-name="P39"/>
        </text:list-item>
      </text:list>
      <text:list xml:id="list2347087552" text:style-name="L6">
        <text:list-item>
          <text:p text:style-name="P40">Grafico Ipotesi (2D)</text:p>
        </text:list-item>
        <text:list-item>
          <text:p text:style-name="P40">Grafico Ipotesi (3D)</text:p>
        </text:list-item>
        <text:list-item>
          <text:p text:style-name="P42">Grafico Grado del Polinomio VS Errore (2D)</text:p>
        </text:list-item>
        <text:list-item>
          <text:p text:style-name="P42">Grafico Lambda VS Error (2D) <text:span text:style-name="T44">(IN DUBBIO)</text:span></text:p>
        </text:list-item>
        <text:list-item>
          <text:p text:style-name="P42">Grafico Training-Set-Size VS Error (2D) <text:span text:style-name="T44">(IN DUBBIO)</text:span></text:p>
        </text:list-item>
        <text:list-item>
          <text:p text:style-name="P45">REC Curve <text:span text:style-name="T44">(IN DUBBIO)</text:span></text:p>
        </text:list-item>
      </text:list>
      <text:p text:style-name="P7"/>
      <text:list xml:id="list2923697408" text:style-name="L7">
        <text:list-item>
          <text:p text:style-name="P62"><text:span text:style-name="T2">Creare una classe </text:span><text:span text:style-name="T23">“</text:span><text:span text:style-name="T26">Dataset_Projector</text:span><text:span text:style-name="T24">”</text:span><text:span text:style-name="T3"> che ha un metodo </text:span></text:p>
          <text:p text:style-name="P43"><text:span text:style-name="T45">to_project</text:span><text:span text:style-name="T41"> (X_Training, </text:span><text:span text:style-name="T45">list_of_projected_features</text:span><text:span text:style-name="T41">)</text:span><text:span text:style-name="T51">, che restringe la Matrice delle osservazioni in Input, in particolar modo saranno mantenute nella matrice tutte le features contenute nella lista passata in input. <text:s/></text:span></text:p>
          <text:p text:style-name="P47">Tutto questo serve per Rappresentare un Modello.</text:p>
          <text:p text:style-name="P47">Inoltre questo metodo ,oltre a restringere la Matrice delle Osservazioni, può anche elevare a potenza tutti gli elementi ,contenuti nella matrice, appartenenti ad una o più feature. </text:p>
          <text:p text:style-name="P48">Tutto questo serve per rappresentare un Modello di Ordine Superiore.</text:p>
          <text:p text:style-name="P44"/>
          <text:p text:style-name="P49">PS: <text:s/><text:span text:style-name="T45">list_of_projected_features </text:span>è una lista, dove ogni elemento della lista <text:span text:style-name="T67">è un numero Maggiore di 0 oppure 0;</text:span> dove <text:span text:style-name="T66">il Valore Maggiore di 0</text:span> esprime il fatto che la feature è presente in quel modello, <text:span text:style-name="T67">inoltre il Valore maggiore di 0 ci dice</text:span> <text:span text:style-name="T67">anche il Grado delle Feature in quel modello.</text:span></text:p>
          <text:p text:style-name="P50"><text:span text:style-name="T67">Invece il Valore </text:span>0 esprime il fatto che quella feature NON e’ presente nel modello. </text:p>
          <text:p text:style-name="P51">Praticamente <text:s/><text:span text:style-name="T45">list_of_projected_features </text:span>è la rappresentazione di un modello.</text:p>
          <text:p text:style-name="P51"/>
        </text:list-item>
        <text:list-item>
          <text:p text:style-name="P52">Creare una classe <text:span text:style-name="T38">Model_Builder</text:span> che ha un metodo <text:span text:style-name="T38">build</text:span> che costruisce la lista di liste che si passa al metodo <text:span text:style-name="T38">train_models </text:span>della classe <text:span text:style-name="T38">Trainer</text:span>.</text:p>
          <text:p text:style-name="P53">In sostanza <text:span text:style-name="T64">la struttura restituita da </text:span><text:span text:style-name="T46">build </text:span>rappresenta una lista di Modelli, dove ogni elemento della Lista è una struttura del tutto identica a quelle che si passano in input al metodo <text:span text:style-name="T38">to_project</text:span> della classe <text:span text:style-name="T38">Dataset_Projector</text:span>.</text:p>
        </text:list-item>
      </text:list>
      <text:p text:style-name="P8"/>
      <text:list xml:id="list115522512887299" text:continue-numbering="true" text:style-name="L7">
        <text:list-item>
          <text:p text:style-name="P65"><text:span text:style-name="T2">C</text:span><text:span text:style-name="T1">reare una classe </text:span><text:span text:style-name="T22">“Trainer”</text:span><text:span text:style-name="T1"> che ha un metodo </text:span><text:span text:style-name="T22">train_models </text:span><text:span text:style-name="T1">che allena una serie di modelli </text:span><text:span text:style-name="T14">(anche uno solo volendo) </text:span><text:span text:style-name="T1">sfruttando le Equazioni Normali.</text:span></text:p>
        </text:list-item>
      </text:list>
      <text:p text:style-name="P11"/>
      <text:p text:style-name="P21"><text:span text:style-name="T1"><text:tab/> <text:s text:c="5"/>Inoltre questa classe deve avere un metodo </text:span><text:span text:style-name="T22">take_the_best_model_from_last_training</text:span><text:span text:style-name="T1"> </text:span></text:p>
      <text:p text:style-name="P22"><text:span text:style-name="T1"><text:tab/> <text:s text:c="5"/></text:span><text:span text:style-name="T12">che </text:span><text:span text:style-name="T1">restituisce una tupla contenente:</text:span></text:p>
      <text:p text:style-name="P12"/>
      <text:list xml:id="list2957657014" text:style-name="L8">
        <text:list-item>
          <text:p text:style-name="P63"><text:span text:style-name="T13">l’estimatore </text:span><text:span text:style-name="T12">migliore</text:span></text:p>
        </text:list-item>
        <text:list-item>
          <text:p text:style-name="P54">le features contenute nell’estimatore migliore</text:p>
        </text:list-item>
        <text:list-item>
          <text:p text:style-name="P63"><text:span text:style-name="T11">l’errore J-CV</text:span><text:span text:style-name="T12"> </text:span><text:span text:style-name="T11">dell’estimatore </text:span><text:span text:style-name="T12">Migliore</text:span></text:p>
        </text:list-item>
        <text:list-item>
          <text:p text:style-name="P63"><text:span text:style-name="T11">l’errore J-</text:span><text:span text:style-name="T12">Train </text:span><text:span text:style-name="T11">dell’estimatore </text:span><text:span text:style-name="T12">Migliore</text:span></text:p>
        </text:list-item>
      </text:list>
      <text:p text:style-name="P13"><text:soft-page-break/></text:p>
      <text:p text:style-name="P22"><text:span text:style-name="T11"><text:tab/> <text:s text:c="4"/>In</text:span><text:span text:style-name="T15">oltre</text:span><text:span text:style-name="T11"> la classe deve avere un metodo </text:span><text:span text:style-name="T27">save_best_estimator</text:span><text:span text:style-name="T11"> che conserva in 2 <text:tab/><text:tab/> <text:s text:c="4"/>file .obj (usando il modulo Pickle) il miglior estimatore e le sue features. </text:span></text:p>
      <text:p text:style-name="P22"><text:span text:style-name="T11"><text:s text:c="17"/>(Quest’ultima cosa c</text:span><text:span text:style-name="T14">i </text:span><text:span text:style-name="T11">sarà utile in fase di Inferenza).</text:span></text:p>
      <text:p text:style-name="P14"/>
      <text:p text:style-name="P22"><text:span text:style-name="T11"><text:tab/> <text:s text:c="4"/></text:span><text:span text:style-name="T15">Inoltre, la classe </text:span><text:span text:style-name="T28">Trainer </text:span><text:span text:style-name="T15">deve avere un metodo </text:span><text:span text:style-name="T28">print_</text:span><text:span text:style-name="T30">models_</text:span><text:span text:style-name="T28">errors </text:span><text:span text:style-name="T17">che</text:span><text:span text:style-name="T15"> stampa per <text:tab/> <text:s text:c="4"/>ogni modello </text:span><text:span text:style-name="T17">l’</text:span><text:span text:style-name="T15">errore J-Train e </text:span><text:span text:style-name="T17">l’</text:span><text:span text:style-name="T15">errore J-CV.</text:span></text:p>
      <text:p text:style-name="P55"/>
      <text:p text:style-name="P22"><text:span text:style-name="T15"><text:tab/> <text:s text:c="4"/></text:span><text:span text:style-name="T16">Infine, la classe </text:span><text:span text:style-name="T29">Trainer </text:span><text:span text:style-name="T16">deve avere un metodo </text:span><text:span text:style-name="T29">plot_graphics</text:span><text:span text:style-name="T16"> che non fa altro che <text:s text:c="3"/><text:tab/> <text:s text:c="5"/><text:tab/> <text:s text:c="4"/>stampare tutti i Grafici delle Ipotesi dei Modelli Allenati (in 2D), </text:span><text:span text:style-name="T18">inoltre questo metodo <text:tab/> <text:s text:c="4"/>stampa pure i Grafici Grado vs Errore nel caso in cui siano presenti ,nell’allenamento, <text:tab/> <text:s text:c="4"/></text:span><text:span text:style-name="T19">gruppi</text:span><text:span text:style-name="T18"> di Modelli che differiscano solo per il grado.</text:span></text:p>
      <text:p text:style-name="P15"/>
      <text:p text:style-name="P22"><text:span text:style-name="T18"><text:tab/> <text:s text:c="4"/>In ultima analisi, la classe </text:span><text:span text:style-name="T31">Trainer </text:span><text:span text:style-name="T18">deve avere un metodo </text:span><text:span text:style-name="T31">are_equals</text:span><text:span text:style-name="T18"> che dice se due <text:tab/> <text:s text:c="4"/>modelli sono uguali al netto del grado e un metodo </text:span><text:span text:style-name="T31">take_degree</text:span><text:span text:style-name="T18"> che dice il grado del <text:tab/> <text:s text:c="4"/>modello passato in input.</text:span></text:p>
      <text:p text:style-name="P8"/>
      <text:list xml:id="list115523143427428" text:continue-list="list115522512887299" text:style-name="L7">
        <text:list-item>
          <text:p text:style-name="P46"><text:span text:style-name="T65">Successivamente, c</text:span>reare <text:span text:style-name="T52">due classi:</text:span></text:p>
          <text:p text:style-name="P46"/>
        </text:list-item>
      </text:list>
      <text:list xml:id="list40388198" text:style-name="L9">
        <text:list-item>
          <text:p text:style-name="P29">Recorder_Degree, </text:p>
          <text:p text:style-name="P64"><text:span text:style-name="T4">E’ una classe che serve per tracciare il grafico “</text:span><text:span text:style-name="T2">Grado del Polinomio VS Errore”. </text:span></text:p>
          <text:p text:style-name="P64"><text:span text:style-name="T4">Questa classe conterrà </text:span><text:span text:style-name="T5">tre</text:span><text:span text:style-name="T4"> liste: la lista d</text:span><text:span text:style-name="T10">e</text:span><text:span text:style-name="T4">i gradi, la lista degli errori </text:span><text:span text:style-name="T5">di training e la lista degli errori d</text:span><text:span text:style-name="T6">el convalidation-test</text:span><text:span text:style-name="T5">.</text:span></text:p>
          <text:p text:style-name="P29"><text:span text:style-name="T33">Ogni volta che si completa </text:span><text:span text:style-name="T35">una serie di allenamenti dello stesso modello in cui il grado del modello aumenta sempre di più </text:span><text:span text:style-name="T37">fare le seguenti cose</text:span><text:span text:style-name="T35">: <text:s/></text:span></text:p>
          <text:p text:style-name="P29"><text:span text:style-name="T36">alla fine di ogni allenamento si </text:span><text:span text:style-name="T37">inserisce</text:span><text:span text:style-name="T35"> il grado </text:span><text:span text:style-name="T36">del Modello</text:span><text:span text:style-name="T35"> e i valori di J-train e J-cv nelle tre liste (Lista dei Gradi,Lista degli Errori di Training, Lista degli Errori di </text:span><text:span text:style-name="T37">Convalidation-Test</text:span><text:span text:style-name="T35">). </text:span></text:p>
          <text:p text:style-name="P56"/>
        </text:list-item>
        <text:list-item>
          <text:p text:style-name="P29">Recorder_<text:span text:style-name="T53">Lambda (IN DUBBIO)</text:span>, </text:p>
          <text:p text:style-name="P29"><text:span text:style-name="T33">E’ una classe che serve per tracciare il grafico “</text:span><text:span text:style-name="T35">Lambda</text:span><text:span text:style-name="T34"> VS Errore”. </text:span></text:p>
          <text:p text:style-name="P29"><text:span text:style-name="T33">Questa classe conterrà </text:span><text:span text:style-name="T35">tre</text:span><text:span text:style-name="T33"> liste: la lista </text:span><text:span text:style-name="T35">dei Lambda</text:span><text:span text:style-name="T33">, la lista degli errori </text:span><text:span text:style-name="T35">di training e la lista degli errori di </text:span><text:span text:style-name="T37">convalidation-</text:span><text:span text:style-name="T35">test.</text:span></text:p>
          <text:p text:style-name="P29"><text:span text:style-name="T35">Ogni volta che si completa una serie di allenamenti dello stesso modello in cui il parametro lambda viene sempre cambiato </text:span><text:span text:style-name="T37">fare le seguenti cose</text:span><text:span text:style-name="T35">: <text:s/></text:span></text:p>
          <text:p text:style-name="P29"><text:span text:style-name="T36">per ogni allenamento completato si </text:span><text:span text:style-name="T35">inseri</text:span><text:span text:style-name="T36">sce</text:span><text:span text:style-name="T35"> il valore di lambda di quell’allenamento e i valori di J-train e J-cv nelle tre liste (Lista dei Lambda,Lista degli Errori di Training, Lista degli Errori di </text:span><text:span text:style-name="T37">Convalidation-</text:span><text:span text:style-name="T35">Test). </text:span></text:p>
        </text:list-item>
      </text:list>
      <text:p text:style-name="P10"/>
      <text:p text:style-name="P10"/>
      <text:p text:style-name="P19"><text:span text:style-name="T59">6</text:span>.Valutazione dei Risultati: </text:p>
      <text:p text:style-name="P19"/>
      <text:list xml:id="list3550419754" text:style-name="L10">
        <text:list-item>
          <text:p text:style-name="P57">Costruire una classe <text:span text:style-name="T38">“MSE”</text:span>, che ha un metodo che calcola l’MSE sul <text:span text:style-name="T61">Dataset in input sfruttando un Modello, anch’esso passato in input.</text:span></text:p>
        </text:list-item>
      </text:list>
      <text:p text:style-name="P9"/>
      <text:p text:style-name="P9"/>
      <text:p text:style-name="P19"><text:span text:style-name="T59">7</text:span>.Inferenza:</text:p>
      <text:p text:style-name="P19"/>
      <text:list xml:id="list781898871" text:style-name="L11">
        <text:list-item>
          <text:p text:style-name="P58">Creare un piccolo software ,anche a riga di comando, che prende in input <text:span text:style-name="T45">alcuni parametri </text:span><text:span text:style-name="T62">(stabiliti nella fase di Learning) di una</text:span> candela <text:span text:style-name="T58">di 12 h non ancora chiusa</text:span>, e che d<text:span text:style-name="T56">ia</text:span> in output la predizione del prezzo d<text:span text:style-name="T58">i chiusura della Candela, </text:span>sfruttando la classe Model <text:soft-page-break/><text:span text:style-name="T55">(opportunamente settata) </text:span>nel caso della Discesa del Gradiente oppure la classe LinearRegression <text:span text:style-name="T55">(opportunamente settata) </text:span>nel caso di Equazioni Normali.</text:p>
        </text:list-item>
      </text:list>
      <text:list xml:id="list591762876" text:style-name="L12">
        <text:list-header>
          <text:p text:style-name="P59"/>
        </text:list-header>
      </text:list>
      <text:list xml:id="list4065480338" text:style-name="L13">
        <text:list-header>
          <text:p text:style-name="P41"/>
        </text:list-header>
      </text:list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7:26:49.943905475</meta:creation-date>
    <dc:date>2019-01-03T11:55:20.999968762</dc:date>
    <meta:editing-duration>PT3H33M11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4" meta:paragraph-count="73" meta:word-count="1094" meta:character-count="6914" meta:non-whitespace-character-count="5799"/>
  </office:meta>
</office:document-meta>
</file>